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387" officeooo:paragraph-rsid="0001f387"/>
    </style:style>
    <style:style style:name="P2" style:family="paragraph" style:parent-style-name="Standard">
      <style:text-properties officeooo:rsid="0001f387" officeooo:paragraph-rsid="00038b85"/>
    </style:style>
    <style:style style:name="P3" style:family="paragraph" style:parent-style-name="Standard">
      <style:text-properties fo:font-weight="bold" officeooo:rsid="0001f387" officeooo:paragraph-rsid="0001f387" style:font-weight-asian="bold" style:font-weight-complex="bold"/>
    </style:style>
    <style:style style:name="P4" style:family="paragraph" style:parent-style-name="Standard">
      <style:text-properties officeooo:rsid="00038b85" officeooo:paragraph-rsid="00038b85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1f387" officeooo:paragraph-rsid="0001f387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1f387" officeooo:paragraph-rsid="00038b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TABLE</text:p>
      <text:p text:style-name="P1"/>
      <text:p text:style-name="P1">CREATE TABLE classifica</text:p>
      <text:p text:style-name="P1">(</text:p>
      <text:p text:style-name="P1"><text:s text:c="2"/>data timestamp without time zone,</text:p>
      <text:p text:style-name="P1"><text:s text:c="2"/>id_hospede integer,</text:p>
      <text:p text:style-name="P1"><text:s text:c="2"/>id_hotel integer,</text:p>
      <text:p text:style-name="P1"><text:s text:c="2"/>mensagem text,</text:p>
      <text:p text:style-name="P1"><text:s text:c="2"/>id_classifica serial NOT NULL,</text:p>
      <text:p text:style-name="P1"><text:s text:c="2"/>controle serial NOT NULL,</text:p>
      <text:p text:style-name="P1"><text:s text:c="2"/>CONSTRAINT classifica_pkey PRIMARY KEY (id_classifica),</text:p>
      <text:p text:style-name="P1"><text:s text:c="2"/>CONSTRAINT classifica_id_hospede_fkey FOREIGN KEY (id_hospede)</text:p>
      <text:p text:style-name="P1"><text:s text:c="6"/>REFERENCES hospede (id_hospede) MATCH SIMPLE</text:p>
      <text:p text:style-name="P1"><text:s text:c="6"/>ON UPDATE RESTRICT ON DELETE NO ACTION,</text:p>
      <text:p text:style-name="P1"><text:s text:c="2"/>CONSTRAINT classifica_id_hotel_fkey FOREIGN KEY (id_hotel)</text:p>
      <text:p text:style-name="P1"><text:s text:c="6"/>REFERENCES hotel (id_hotel) MATCH SIMPLE</text:p>
      <text:p text:style-name="P1"><text:s text:c="6"/>ON UPDATE RESTRICT ON DELETE CASCADE</text:p>
      <text:p text:style-name="P1">)</text:p>
      <text:p text:style-name="P1"/>
      <text:p text:style-name="P5"/>
      <text:p text:style-name="P1"/>
      <text:p text:style-name="P1">CREATE TABLE consome</text:p>
      <text:p text:style-name="P1">(</text:p>
      <text:p text:style-name="P1"><text:s text:c="2"/>qtd integer,</text:p>
      <text:p text:style-name="P1"><text:s text:c="2"/>data date,</text:p>
      <text:p text:style-name="P1"><text:s text:c="2"/>id_prod integer,</text:p>
      <text:p text:style-name="P1"><text:s text:c="2"/>id_reserva integer NOT NULL,</text:p>
      <text:p text:style-name="P1"><text:s text:c="2"/>CONSTRAINT consume_pkey PRIMARY KEY (id_reserva),</text:p>
      <text:p text:style-name="P1"><text:s text:c="2"/>CONSTRAINT consome_id_prod_fkey FOREIGN KEY (id_prod)</text:p>
      <text:p text:style-name="P1"><text:s text:c="6"/>REFERENCES produto (id_prod) MATCH SIMPLE</text:p>
      <text:p text:style-name="P1"><text:s text:c="6"/>ON UPDATE CASCADE ON DELETE NO ACTION,</text:p>
      <text:p text:style-name="P1"><text:s text:c="2"/>CONSTRAINT consome_id_reserva_fkey FOREIGN KEY (id_reserva)</text:p>
      <text:p text:style-name="P1"><text:s text:c="6"/>REFERENCES reserva (id_reserva) MATCH SIMPLE</text:p>
      <text:p text:style-name="P1"><text:s text:c="6"/>ON UPDATE RESTRICT ON DELETE CASCADE</text:p>
      <text:p text:style-name="P1">)</text:p>
      <text:p text:style-name="P1"/>
      <text:p text:style-name="P5"/>
      <text:p text:style-name="P1"/>
      <text:p text:style-name="P1">CREATE TABLE estoque</text:p>
      <text:p text:style-name="P1">(</text:p>
      <text:p text:style-name="P1"><text:s text:c="2"/>qtd integer,</text:p>
      <text:p text:style-name="P1"><text:s text:c="2"/>id_prod integer,</text:p>
      <text:p text:style-name="P1"><text:s text:c="2"/>id_quarto integer NOT NULL,</text:p>
      <text:p text:style-name="P1"><text:s text:c="2"/>CONSTRAINT estoque_pkey PRIMARY KEY (id_quarto),</text:p>
      <text:p text:style-name="P1"><text:s text:c="2"/>CONSTRAINT estoque_id_prod_fkey FOREIGN KEY (id_prod)</text:p>
      <text:p text:style-name="P1"><text:s text:c="6"/>REFERENCES produto (id_prod) MATCH SIMPLE</text:p>
      <text:p text:style-name="P1"><text:s text:c="6"/>ON UPDATE CASCADE ON DELETE NO ACTION,</text:p>
      <text:p text:style-name="P1"><text:s text:c="2"/>CONSTRAINT estoque_id_quarto_fkey FOREIGN KEY (id_quarto)</text:p>
      <text:p text:style-name="P1"><text:s text:c="6"/>REFERENCES quarto (id_quarto) MATCH SIMPLE</text:p>
      <text:p text:style-name="P1"><text:s text:c="6"/>ON UPDATE CASCADE ON DELETE CASCADE</text:p>
      <text:p text:style-name="P1">)</text:p>
      <text:p text:style-name="P5"/>
      <text:p text:style-name="P1"><text:soft-page-break/>CREATE TABLE faz</text:p>
      <text:p text:style-name="P1">(</text:p>
      <text:p text:style-name="P1"><text:s text:c="2"/>id_reserva integer NOT NULL,</text:p>
      <text:p text:style-name="P1"><text:s text:c="2"/>id_hospede integer,</text:p>
      <text:p text:style-name="P1"><text:s text:c="2"/>data timestamp without time zone,</text:p>
      <text:p text:style-name="P1"><text:s text:c="2"/>CONSTRAINT faz_pkey PRIMARY KEY (id_reserva),</text:p>
      <text:p text:style-name="P1"><text:s text:c="2"/>CONSTRAINT faz_id_hospede_fkey FOREIGN KEY (id_hospede)</text:p>
      <text:p text:style-name="P1"><text:s text:c="6"/>REFERENCES hospede (id_hospede) MATCH SIMPLE</text:p>
      <text:p text:style-name="P1"><text:s text:c="6"/>ON UPDATE RESTRICT ON DELETE NO ACTION,</text:p>
      <text:p text:style-name="P1"><text:s text:c="2"/>CONSTRAINT faz_id_reserva_fkey FOREIGN KEY (id_reserva)</text:p>
      <text:p text:style-name="P1"><text:s text:c="6"/>REFERENCES reserva (id_reserva) MATCH SIMPLE</text:p>
      <text:p text:style-name="P1"><text:s text:c="6"/>ON UPDATE RESTRICT ON DELETE CASCADE</text:p>
      <text:p text:style-name="P1">)</text:p>
      <text:p text:style-name="P1"/>
      <text:p text:style-name="P5"/>
      <text:p text:style-name="P1"/>
      <text:p text:style-name="P1">CREATE TABLE hospede</text:p>
      <text:p text:style-name="P1">(</text:p>
      <text:p text:style-name="P1"><text:s text:c="2"/>id_hospede serial NOT NULL,</text:p>
      <text:p text:style-name="P1"><text:s text:c="2"/>cpf character(11),</text:p>
      <text:p text:style-name="P1"><text:s text:c="2"/>login character varying NOT NULL,</text:p>
      <text:p text:style-name="P1"><text:s text:c="2"/>senha character varying NOT NULL,</text:p>
      <text:p text:style-name="P1"><text:s text:c="2"/>nome character varying,</text:p>
      <text:p text:style-name="P1"><text:s text:c="2"/>tel integer,</text:p>
      <text:p text:style-name="P1"><text:s text:c="2"/>email character varying,</text:p>
      <text:p text:style-name="P1"><text:s text:c="2"/>ddd smallint,</text:p>
      <text:p text:style-name="P1"><text:s text:c="2"/>CONSTRAINT hospede_pkey PRIMARY KEY (id_hospede),</text:p>
      <text:p text:style-name="P1"><text:s text:c="2"/>CONSTRAINT hospede_cpf_key UNIQUE (cpf),</text:p>
      <text:p text:style-name="P1"><text:s text:c="2"/>CONSTRAINT hospede_login_key UNIQUE (login)</text:p>
      <text:p text:style-name="P1">)</text:p>
      <text:p text:style-name="P5"/>
      <text:p text:style-name="P1"/>
      <text:p text:style-name="P1">CREATE TABLE hotel</text:p>
      <text:p text:style-name="P1">(</text:p>
      <text:p text:style-name="P1"><text:s text:c="2"/>id_hotel serial NOT NULL,</text:p>
      <text:p text:style-name="P1"><text:s text:c="2"/>nome character varying,</text:p>
      <text:p text:style-name="P1"><text:s text:c="2"/>endereco character varying,</text:p>
      <text:p text:style-name="P1"><text:s text:c="2"/>tel integer,</text:p>
      <text:p text:style-name="P1"><text:s text:c="2"/>cidade character varying,</text:p>
      <text:p text:style-name="P1"><text:s text:c="2"/>id_pais integer,</text:p>
      <text:p text:style-name="P1"><text:s text:c="2"/>ddd smallint,</text:p>
      <text:p text:style-name="P1"><text:s text:c="2"/>CONSTRAINT hotel_pkey PRIMARY KEY (id_hotel),</text:p>
      <text:p text:style-name="P1"><text:s text:c="2"/>CONSTRAINT hotel_id_pais_fkey FOREIGN KEY (id_pais)</text:p>
      <text:p text:style-name="P1"><text:s text:c="6"/>REFERENCES pais (id_pais) MATCH SIMPLE</text:p>
      <text:p text:style-name="P1"><text:s text:c="6"/>ON UPDATE RESTRICT ON DELETE RESTRICT</text:p>
      <text:p text:style-name="P1">)</text:p>
      <text:p text:style-name="P5"/>
      <text:p text:style-name="P1"/>
      <text:p text:style-name="P1"/>
      <text:p text:style-name="P1"/>
      <text:p text:style-name="P1"/>
      <text:p text:style-name="P1"/>
      <text:p text:style-name="P1"><text:soft-page-break/>CREATE TABLE pais</text:p>
      <text:p text:style-name="P1">(</text:p>
      <text:p text:style-name="P1"><text:s text:c="2"/>id_pais serial NOT NULL,</text:p>
      <text:p text:style-name="P1"><text:s text:c="2"/>nome character varying,</text:p>
      <text:p text:style-name="P1"><text:s text:c="2"/>capital character varying,</text:p>
      <text:p text:style-name="P1"><text:s text:c="2"/>ddi integer,</text:p>
      <text:p text:style-name="P1"><text:s text:c="2"/>moeda character varying,</text:p>
      <text:p text:style-name="P1"><text:s text:c="2"/>CONSTRAINT pais_pkey PRIMARY KEY (id_pais)</text:p>
      <text:p text:style-name="P1">)</text:p>
      <text:p text:style-name="P5"/>
      <text:p text:style-name="P1"/>
      <text:p text:style-name="P1">CREATE TABLE produto</text:p>
      <text:p text:style-name="P1">(</text:p>
      <text:p text:style-name="P1"><text:s text:c="2"/>id_prod serial NOT NULL,</text:p>
      <text:p text:style-name="P1"><text:s text:c="2"/>valor numeric(6,2),</text:p>
      <text:p text:style-name="P1"><text:s text:c="2"/>nome character varying,</text:p>
      <text:p text:style-name="P1"><text:s text:c="2"/>CONSTRAINT produto_pkey PRIMARY KEY (id_prod)</text:p>
      <text:p text:style-name="P1">)</text:p>
      <text:p text:style-name="P5"/>
      <text:p text:style-name="P1"/>
      <text:p text:style-name="P1">CREATE TABLE tem</text:p>
      <text:p text:style-name="P1">(</text:p>
      <text:p text:style-name="P1"><text:s text:c="2"/>id_reserva integer NOT NULL,</text:p>
      <text:p text:style-name="P1"><text:s text:c="2"/>id_quarto integer,</text:p>
      <text:p text:style-name="P1"><text:s text:c="2"/>CONSTRAINT tem_pkey PRIMARY KEY (id_reserva),</text:p>
      <text:p text:style-name="P1"><text:s text:c="2"/>CONSTRAINT tem_id_quarto_fkey FOREIGN KEY (id_quarto)</text:p>
      <text:p text:style-name="P1"><text:s text:c="6"/>REFERENCES quarto (id_quarto) MATCH SIMPLE</text:p>
      <text:p text:style-name="P1"><text:s text:c="6"/>ON UPDATE CASCADE ON DELETE CASCADE,</text:p>
      <text:p text:style-name="P1"><text:s text:c="2"/>CONSTRAINT tem_id_reserva_fkey FOREIGN KEY (id_reserva)</text:p>
      <text:p text:style-name="P1"><text:s text:c="6"/>REFERENCES reserva (id_reserva) MATCH SIMPLE</text:p>
      <text:p text:style-name="P1"><text:s text:c="6"/>ON UPDATE RESTRICT ON DELETE CASCADE</text:p>
      <text:p text:style-name="P1">)</text:p>
      <text:p text:style-name="P1"/>
      <text:p text:style-name="P5"/>
      <text:p text:style-name="P1">CREATE TABLE quarto</text:p>
      <text:p text:style-name="P1">(</text:p>
      <text:p text:style-name="P1"><text:s text:c="2"/>id_quarto serial NOT NULL,</text:p>
      <text:p text:style-name="P1"><text:s text:c="2"/>num_quarto integer NOT NULL,</text:p>
      <text:p text:style-name="P1"><text:s text:c="2"/>andar integer NOT NULL,</text:p>
      <text:p text:style-name="P1"><text:s text:c="2"/>id_tipo integer,</text:p>
      <text:p text:style-name="P1"><text:s text:c="2"/>id_hotel integer,</text:p>
      <text:p text:style-name="P1"><text:s text:c="2"/>CONSTRAINT quarto_pkey PRIMARY KEY (id_quarto),</text:p>
      <text:p text:style-name="P1"><text:s text:c="2"/>CONSTRAINT quarto_id_hotel_fkey FOREIGN KEY (id_hotel)</text:p>
      <text:p text:style-name="P1"><text:s text:c="6"/>REFERENCES hotel (id_hotel) MATCH SIMPLE</text:p>
      <text:p text:style-name="P1"><text:s text:c="6"/>ON UPDATE RESTRICT ON DELETE CASCADE,</text:p>
      <text:p text:style-name="P1"><text:s text:c="2"/>CONSTRAINT quarto_id_tipo_fkey FOREIGN KEY (id_tipo)</text:p>
      <text:p text:style-name="P1"><text:s text:c="6"/>REFERENCES tipoquarto (id_tipo) MATCH SIMPLE</text:p>
      <text:p text:style-name="P1"><text:s text:c="6"/>ON UPDATE CASCADE ON DELETE SET NULL</text:p>
      <text:p text:style-name="P1">)</text:p>
      <text:p text:style-name="P1"/>
      <text:p text:style-name="P1"/>
      <text:p text:style-name="P1"/>
      <text:p text:style-name="P1"><text:soft-page-break/>CREATE TABLE reserva</text:p>
      <text:p text:style-name="P1">(</text:p>
      <text:p text:style-name="P1"><text:s text:c="2"/>id_reserva serial NOT NULL,</text:p>
      <text:p text:style-name="P1"><text:s text:c="2"/>reserva_de character varying,</text:p>
      <text:p text:style-name="P1"><text:s text:c="2"/>sitpg boolean,</text:p>
      <text:p text:style-name="P1"><text:s text:c="2"/>checkin timestamp without time zone,</text:p>
      <text:p text:style-name="P1"><text:s text:c="2"/>checkout timestamp without time zone,</text:p>
      <text:p text:style-name="P1"><text:s text:c="2"/>reserva_ate character varying,</text:p>
      <text:p text:style-name="P1"><text:s text:c="2"/>controle serial NOT NULL,</text:p>
      <text:p text:style-name="P1"><text:s text:c="2"/>CONSTRAINT reserva_pkey PRIMARY KEY (id_reserva)</text:p>
      <text:p text:style-name="P1">)</text:p>
      <text:p text:style-name="P5"/>
      <text:p text:style-name="P1"/>
      <text:p text:style-name="P1">CREATE TABLE tipoquarto</text:p>
      <text:p text:style-name="P1">(</text:p>
      <text:p text:style-name="P1"><text:s text:c="2"/>id_tipo serial NOT NULL,</text:p>
      <text:p text:style-name="P1"><text:s text:c="2"/>qtdcamas integer,</text:p>
      <text:p text:style-name="P1"><text:s text:c="2"/>fumantearea boolean,</text:p>
      <text:p text:style-name="P1"><text:s text:c="2"/>lotacao integer,</text:p>
      <text:p text:style-name="P1"><text:s text:c="2"/>valor numeric(6,2),</text:p>
      <text:p text:style-name="P1"><text:s text:c="2"/>descri text,</text:p>
      <text:p text:style-name="P1"><text:s text:c="2"/>nome character varying,</text:p>
      <text:p text:style-name="P1"><text:s text:c="2"/>CONSTRAINT tipoquarto_pkey PRIMARY KEY (id_tipo)</text:p>
      <text:p text:style-name="P1">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RIGGER</text:p>
      <text:p text:style-name="P1"/>
      <text:p text:style-name="P1">CREATE TABLE log_altera_reserva</text:p>
      <text:p text:style-name="P1">(</text:p>
      <text:p text:style-name="P1"><text:s text:c="2"/>id serial NOT NULL,</text:p>
      <text:p text:style-name="P1"><text:s text:c="2"/>data timestamp without time zone,</text:p>
      <text:p text:style-name="P1"><text:s text:c="2"/>id_reserva integer,</text:p>
      <text:p text:style-name="P1"><text:s text:c="2"/>de character varying,</text:p>
      <text:p text:style-name="P1"><text:s text:c="2"/>ate character varying,</text:p>
      <text:p text:style-name="P1"><text:s text:c="2"/>CONSTRAINT log_altera_reserva_pkey PRIMARY KEY (id)</text:p>
      <text:p text:style-name="P1">)</text:p>
      <text:p text:style-name="P1"/>
      <text:p text:style-name="P1">CREATE OR REPLACE FUNCTION sp_altera_reserva()</text:p>
      <text:p text:style-name="P1"><text:s text:c="2"/>RETURNS trigger AS</text:p>
      <text:p text:style-name="P1">$BODY$</text:p>
      <text:p text:style-name="P1">begin</text:p>
      <text:p text:style-name="P1"><text:tab/>insert into log_altera_reserva(data,id_reserva,de,ate) values (now(),old.id_reserva,old.reserva_de,old.reserva_ate);</text:p>
      <text:p text:style-name="P1"><text:tab/>return null;</text:p>
      <text:p text:style-name="P1">end;</text:p>
      <text:p text:style-name="P1">$BODY$</text:p>
      <text:p text:style-name="P1"><text:s text:c="2"/>LANGUAGE plpgsql </text:p>
      <text:p text:style-name="P1"/>
      <text:p text:style-name="P1">CREATE TRIGGER tr_altera_reserva</text:p>
      <text:p text:style-name="P1"><text:s text:c="2"/>AFTER UPDATE</text:p>
      <text:p text:style-name="P1"><text:s text:c="2"/>ON reserva</text:p>
      <text:p text:style-name="P1"><text:s text:c="2"/>FOR EACH ROW</text:p>
      <text:p text:style-name="P1"><text:s text:c="2"/>EXECUTE PROCEDURE sp_altera_reserva();</text:p>
      <text:p text:style-name="P5"/>
      <text:p text:style-name="P1"/>
      <text:p text:style-name="P1">CREATE TABLE log_cancela_reserva</text:p>
      <text:p text:style-name="P1">(</text:p>
      <text:p text:style-name="P1"><text:s text:c="2"/>id serial NOT NULL,</text:p>
      <text:p text:style-name="P1"><text:s text:c="2"/>data timestamp without time zone,</text:p>
      <text:p text:style-name="P1"><text:s text:c="2"/>id_reserva integer,</text:p>
      <text:p text:style-name="P1"><text:s text:c="2"/>de character varying,</text:p>
      <text:p text:style-name="P1"><text:s text:c="2"/>ate character varying,</text:p>
      <text:p text:style-name="P1"><text:s text:c="2"/>num_quarto integer,</text:p>
      <text:p text:style-name="P1"><text:s text:c="2"/>andar_quarto integer,</text:p>
      <text:p text:style-name="P1"><text:s text:c="2"/>hospede integer,</text:p>
      <text:p text:style-name="P1"><text:s text:c="2"/>hotel character varying,</text:p>
      <text:p text:style-name="P1"><text:s text:c="2"/>CONSTRAINT log_cancela_reserva_pkey PRIMARY KEY (id)</text:p>
      <text:p text:style-name="P1">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EATE OR REPLACE FUNCTION sp_cancela_reserva() <text:s/>RETURNS trigger AS</text:p>
      <text:p text:style-name="P1">$BODY$</text:p>
      <text:p text:style-name="P1">declare </text:p>
      <text:p text:style-name="P1">qnum int;</text:p>
      <text:p text:style-name="P1">qandar int;</text:p>
      <text:p text:style-name="P1">rhospede int;</text:p>
      <text:p text:style-name="P1">rde varchar;</text:p>
      <text:p text:style-name="P1">rate varchar;</text:p>
      <text:p text:style-name="P1">rhotel varchar;</text:p>
      <text:p text:style-name="P1">begin</text:p>
      <text:p text:style-name="P1"><text:tab/>select hospede,de,ate,hotel,andar,quarto into rhospede,rde,rate,rhotel,qandar,qnum from viewreserva where codigo=old.id_reserva;</text:p>
      <text:p text:style-name="P1"><text:tab/>insert into log_cancela_reserva(data,id_reserva) values(now(),old.id_reserva); </text:p>
      <text:p text:style-name="P1"><text:tab/>return old;</text:p>
      <text:p text:style-name="P1">end;</text:p>
      <text:p text:style-name="P1">$BODY$</text:p>
      <text:p text:style-name="P1"><text:s text:c="2"/>LANGUAGE plpgsql </text:p>
      <text:p text:style-name="P1"/>
      <text:p text:style-name="P1">CREATE TRIGGER tr_cancela_reserva</text:p>
      <text:p text:style-name="P1"><text:s text:c="2"/>AFTER DELETE</text:p>
      <text:p text:style-name="P1"><text:s text:c="2"/>ON reserva</text:p>
      <text:p text:style-name="P1"><text:s text:c="2"/>FOR EACH ROW</text:p>
      <text:p text:style-name="P1"><text:s text:c="2"/>EXECUTE PROCEDURE sp_cancela_reserva();</text:p>
      <text:p text:style-name="P5"/>
      <text:p text:style-name="P1"/>
      <text:p text:style-name="P1">CREATE TABLE log_class</text:p>
      <text:p text:style-name="P1">(</text:p>
      <text:p text:style-name="P1"><text:s text:c="2"/>id serial NOT NULL,</text:p>
      <text:p text:style-name="P1"><text:s text:c="2"/>id_class integer,</text:p>
      <text:p text:style-name="P1"><text:s text:c="2"/>mesg text,</text:p>
      <text:p text:style-name="P1"><text:s text:c="2"/>data timestamp without time zone,</text:p>
      <text:p text:style-name="P1"><text:s text:c="2"/>CONSTRAINT log_class_pkey PRIMARY KEY (id)</text:p>
      <text:p text:style-name="P1">)</text:p>
      <text:p text:style-name="P1"/>
      <text:p text:style-name="P1">CREATE OR REPLACE FUNCTION sp_alter_class()</text:p>
      <text:p text:style-name="P1"><text:s text:c="2"/>RETURNS trigger AS</text:p>
      <text:p text:style-name="P1">$BODY$</text:p>
      <text:p text:style-name="P1">begin</text:p>
      <text:p text:style-name="P1"><text:tab/>insert into log_class(id_class, mesg,data) values(old.id_classifica,old.mensagem,now());</text:p>
      <text:p text:style-name="P1"><text:tab/>return null;</text:p>
      <text:p text:style-name="P1">end;</text:p>
      <text:p text:style-name="P1">$BODY$</text:p>
      <text:p text:style-name="P1"><text:s text:c="2"/>LANGUAGE plpgsql </text:p>
      <text:p text:style-name="P1"/>
      <text:p text:style-name="P1">CREATE TRIGGER td_alter_class</text:p>
      <text:p text:style-name="P1"><text:s text:c="2"/>AFTER UPDATE</text:p>
      <text:p text:style-name="P1"><text:s text:c="2"/>ON classifica</text:p>
      <text:p text:style-name="P1"><text:s text:c="2"/>FOR EACH ROW</text:p>
      <text:p text:style-name="P1"><text:s text:c="2"/>EXECUTE PROCEDURE sp_alter_class();</text:p>
      <text:p text:style-name="P5"/>
      <text:p text:style-name="P4"/>
      <text:p text:style-name="P4"/>
      <text:p text:style-name="P4"><text:soft-page-break/>CREATE TABLE logdelecao</text:p>
      <text:p text:style-name="P4">(</text:p>
      <text:p text:style-name="P4"><text:s text:c="2"/>data timestamp without time zone,</text:p>
      <text:p text:style-name="P4"><text:s text:c="2"/>nome character varying,</text:p>
      <text:p text:style-name="P4"><text:s text:c="2"/>email character varying,</text:p>
      <text:p text:style-name="P4"><text:s text:c="2"/>id serial NOT NULL,</text:p>
      <text:p text:style-name="P4"><text:s text:c="2"/>CONSTRAINT logdelecao_pkey PRIMARY KEY (id)</text:p>
      <text:p text:style-name="P4">)</text:p>
      <text:p text:style-name="P4"/>
      <text:p text:style-name="P4">CREATE OR REPLACE FUNCTION sp_logdelecao()</text:p>
      <text:p text:style-name="P4"><text:s text:c="2"/>RETURNS trigger AS</text:p>
      <text:p text:style-name="P4">$BODY$</text:p>
      <text:p text:style-name="P4">begin</text:p>
      <text:p text:style-name="P4"><text:tab/>insert into logDelecao values (now(),old.nome,old.email);</text:p>
      <text:p text:style-name="P4"><text:tab/>return old;</text:p>
      <text:p text:style-name="P4">end;</text:p>
      <text:p text:style-name="P4">$BODY$</text:p>
      <text:p text:style-name="P4"><text:s text:c="2"/>LANGUAGE plpgsql </text:p>
      <text:p text:style-name="P4"/>
      <text:p text:style-name="P4">CREATE TRIGGER tr_logdelecao</text:p>
      <text:p text:style-name="P4"><text:s text:c="2"/>AFTER DELETE</text:p>
      <text:p text:style-name="P4"><text:s text:c="2"/>ON hospede</text:p>
      <text:p text:style-name="P4"><text:s text:c="2"/>FOR EACH ROW</text:p>
      <text:p text:style-name="P4"><text:s text:c="2"/>EXECUTE PROCEDURE sp_logdelecao(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VIEW</text:p>
      <text:p text:style-name="P4"/>
      <text:p text:style-name="P4">CREATE OR REPLACE VIEW viewhotel AS </text:p>
      <text:p text:style-name="P4"><text:s/>SELECT hotel.id_hotel AS codigo,</text:p>
      <text:p text:style-name="P4"><text:s text:c="4"/>hotel.nome,</text:p>
      <text:p text:style-name="P4"><text:s text:c="4"/>hotel.endereco,</text:p>
      <text:p text:style-name="P4"><text:s text:c="4"/>hotel.ddd,</text:p>
      <text:p text:style-name="P4"><text:s text:c="4"/>hotel.tel,</text:p>
      <text:p text:style-name="P4"><text:s text:c="4"/>pais.nome AS pais,</text:p>
      <text:p text:style-name="P4"><text:s text:c="4"/>hotel.cidade</text:p>
      <text:p text:style-name="P4"><text:s text:c="3"/>FROM hotel,</text:p>
      <text:p text:style-name="P4"><text:s text:c="4"/>pais</text:p>
      <text:p text:style-name="P4"><text:s text:c="2"/>WHERE hotel.id_pais = pais.id_pais;</text:p>
      <text:p text:style-name="P6"/>
      <text:p text:style-name="P2"/>
      <text:p text:style-name="P4">CREATE OR REPLACE VIEW viewquartos AS </text:p>
      <text:p text:style-name="P4"><text:s/>SELECT quarto.num_quarto,</text:p>
      <text:p text:style-name="P4"><text:s text:c="4"/>quarto.andar,</text:p>
      <text:p text:style-name="P4"><text:s text:c="4"/>tipoquarto.nome AS tipo,</text:p>
      <text:p text:style-name="P4"><text:s text:c="4"/>tipoquarto.descri,</text:p>
      <text:p text:style-name="P4"><text:s text:c="4"/>hotel.id_hotel AS hotel</text:p>
      <text:p text:style-name="P4"><text:s text:c="3"/>FROM quarto,</text:p>
      <text:p text:style-name="P4"><text:s text:c="4"/>tipoquarto,</text:p>
      <text:p text:style-name="P4"><text:s text:c="4"/>hotel</text:p>
      <text:p text:style-name="P4"><text:s text:c="2"/>WHERE quarto.id_hotel = hotel.id_hotel AND tipoquarto.id_tipo = quarto.id_tipo;</text:p>
      <text:p text:style-name="P6"/>
      <text:p text:style-name="P2"/>
      <text:p text:style-name="P4">CREATE OR REPLACE VIEW viewreserva AS </text:p>
      <text:p text:style-name="P4"><text:s/>SELECT hospede.id_hospede AS hospede,</text:p>
      <text:p text:style-name="P4"><text:s text:c="4"/>reserva.id_reserva AS codigo,</text:p>
      <text:p text:style-name="P4"><text:s text:c="4"/>reserva.reserva_de AS de,</text:p>
      <text:p text:style-name="P4"><text:s text:c="4"/>reserva.reserva_ate AS ate,</text:p>
      <text:p text:style-name="P4"><text:s text:c="4"/>reserva.checkin,</text:p>
      <text:p text:style-name="P4"><text:s text:c="4"/>reserva.checkout,</text:p>
      <text:p text:style-name="P4"><text:s text:c="4"/>reserva.sitpg AS pagamento,</text:p>
      <text:p text:style-name="P4"><text:s text:c="4"/>hotel.nome AS hotel,</text:p>
      <text:p text:style-name="P4"><text:s text:c="4"/>quarto.andar,</text:p>
      <text:p text:style-name="P4"><text:s text:c="4"/>quarto.num_quarto AS quarto,</text:p>
      <text:p text:style-name="P4"><text:s text:c="4"/>faz.data,</text:p>
      <text:p text:style-name="P4"><text:s text:c="4"/>tipoquarto.nome AS tipo,</text:p>
      <text:p text:style-name="P4"><text:s text:c="4"/>hotel.id_hotel</text:p>
      <text:p text:style-name="P4"><text:s text:c="3"/>FROM reserva,</text:p>
      <text:p text:style-name="P4"><text:s text:c="4"/>quarto,</text:p>
      <text:p text:style-name="P4"><text:s text:c="4"/>tem,</text:p>
      <text:p text:style-name="P4"><text:s text:c="4"/>faz,</text:p>
      <text:p text:style-name="P4"><text:s text:c="4"/>tipoquarto,</text:p>
      <text:p text:style-name="P4"><text:s text:c="4"/>hospede,</text:p>
      <text:p text:style-name="P4"><text:s text:c="4"/>hotel</text:p>
      <text:p text:style-name="P4"><text:s text:c="2"/>WHERE faz.id_reserva = reserva.id_reserva AND tem.id_reserva = reserva.id_reserva AND tem.id_quarto = quarto.id_quarto AND tipoquarto.id_tipo = quarto.id_tipo AND hospede.id_hospede = faz.id_hospede AND hotel.id_hotel = quarto.id_hotel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9:46:59.506932942</meta:creation-date>
    <dc:date>2015-12-16T10:07:28.534195827</dc:date>
    <meta:editing-duration>PT4M58S</meta:editing-duration>
    <meta:editing-cycles>1</meta:editing-cycles>
    <meta:document-statistic meta:table-count="0" meta:image-count="0" meta:object-count="0" meta:page-count="8" meta:paragraph-count="296" meta:word-count="915" meta:character-count="7824" meta:non-whitespace-character-count="6616"/>
    <meta:generator>LibreOffice/4.4.6.3$Linux_X86_64 LibreOffice_project/40m0$Build-3</meta:generator>
  </office:meta>
</office:document-meta>
</file>